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4pt" style:text-underline-style="solid" style:text-underline-width="auto" style:text-underline-color="font-color" fo:font-weight="bold" officeooo:rsid="002094d3" officeooo:paragraph-rsid="002094d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 SemiBold" fo:font-size="24pt" style:text-underline-style="solid" style:text-underline-width="auto" style:text-underline-color="font-color" officeooo:rsid="00257fa5" officeooo:paragraph-rsid="00257fa5" style:font-size-asian="21pt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Open Sans SemiBold" fo:font-size="18pt" style:text-underline-style="none" fo:font-weight="bold" officeooo:rsid="002094d3" officeooo:paragraph-rsid="002094d3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Open Sans SemiBold" fo:font-size="14pt" style:text-underline-style="none" fo:font-weight="normal" officeooo:rsid="0024861b" officeooo:paragraph-rsid="0024861b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Open Sans SemiBold" fo:font-size="14pt" style:text-underline-style="none" officeooo:rsid="0027139b" officeooo:paragraph-rsid="0027139b" style:font-size-asian="19.25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Open Sans SemiBold" fo:font-size="14pt" style:text-underline-style="none" officeooo:rsid="002a2ce7" officeooo:paragraph-rsid="002a2ce7" style:font-size-asian="19.25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Open Sans SemiBold" fo:font-size="14pt" style:text-underline-style="none" officeooo:rsid="00257fa5" officeooo:paragraph-rsid="00257fa5" style:font-size-asian="21pt" style:font-size-complex="24pt"/>
    </style:style>
    <style:style style:name="P8" style:family="paragraph" style:parent-style-name="Standard">
      <style:paragraph-properties fo:text-align="justify" style:justify-single-word="false"/>
      <style:text-properties style:font-name="Open Sans SemiBold" fo:font-size="14pt" style:text-underline-style="none" officeooo:rsid="003ef18b" officeooo:paragraph-rsid="003ef18b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Open Sans SemiBold" fo:font-size="22pt" style:text-underline-style="solid" style:text-underline-width="auto" style:text-underline-color="font-color" officeooo:rsid="00257fa5" officeooo:paragraph-rsid="00257fa5" style:font-size-asian="21pt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Open Sans SemiBold" fo:font-size="20pt" style:text-underline-style="solid" style:text-underline-width="auto" style:text-underline-color="font-color" officeooo:rsid="0027139b" officeooo:paragraph-rsid="0027139b" style:font-size-asian="19.25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Open Sans SemiBold" fo:font-size="16pt" style:text-underline-style="none" officeooo:rsid="00257fa5" officeooo:paragraph-rsid="00257fa5" style:font-size-asian="21pt" style:font-size-complex="24pt"/>
    </style:style>
    <style:style style:name="P12" style:family="paragraph" style:parent-style-name="Standard">
      <style:paragraph-properties fo:text-align="justify" style:justify-single-word="false"/>
      <style:text-properties style:font-name="Open Sans SemiBold" fo:font-size="16pt" style:text-underline-style="none" officeooo:rsid="0027139b" officeooo:paragraph-rsid="0027139b" style:font-size-asian="21pt" style:font-size-complex="24pt"/>
    </style:style>
    <style:style style:name="P13" style:family="paragraph" style:parent-style-name="Standard">
      <style:paragraph-properties fo:text-align="justify" style:justify-single-word="false"/>
      <style:text-properties style:font-name="Open Sans SemiBold" fo:font-size="12pt" style:text-underline-style="none" officeooo:rsid="0027139b" officeooo:paragraph-rsid="0027139b" style:font-size-asian="19.25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Open Sans SemiBold" fo:font-size="12pt" style:text-underline-style="none" officeooo:rsid="002a2ce7" officeooo:paragraph-rsid="002a2ce7" style:font-size-asian="19.25pt" style:font-size-complex="22pt"/>
    </style:style>
    <style:style style:name="P15" style:family="paragraph" style:parent-style-name="Standard">
      <style:paragraph-properties fo:text-align="justify" style:justify-single-word="false"/>
      <style:text-properties officeooo:paragraph-rsid="002094d3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2094d3" officeooo:paragraph-rsid="002094d3" style:font-size-asian="21pt" style:font-size-complex="24pt"/>
    </style:style>
    <style:style style:name="P17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24861b" officeooo:paragraph-rsid="0024861b" style:font-size-asian="21pt" style:font-weight-asian="normal" style:font-size-complex="24pt" style:font-weight-complex="normal"/>
    </style:style>
    <style:style style:name="P18" style:family="paragraph" style:parent-style-name="Frame_20_contents">
      <style:paragraph-properties fo:text-align="justify" style:justify-single-word="false"/>
      <style:text-properties fo:font-size="13pt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2094d3" officeooo:paragraph-rsid="002094d3" style:font-size-asian="21pt" style:font-size-complex="24pt"/>
    </style:style>
    <style:style style:name="P20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5550d" officeooo:paragraph-rsid="0025550d" style:font-size-asian="21pt" style:font-weight-asian="normal" style:font-size-complex="24pt" style:font-weight-complex="normal"/>
    </style:style>
    <style:style style:name="P21" style:family="paragraph" style:parent-style-name="Frame_20_contents" style:list-style-name="L2">
      <style:paragraph-properties fo:text-align="justify" style:justify-single-word="false"/>
      <style:text-properties officeooo:paragraph-rsid="0025550d"/>
    </style:style>
    <style:style style:name="P22" style:family="paragraph" style:parent-style-name="Frame_20_contents" style:list-style-name="L2">
      <style:paragraph-properties fo:text-align="justify" style:justify-single-word="false"/>
      <style:text-properties fo:color="#ffffff" loext:opacity="100%" officeooo:rsid="0025550d" officeooo:paragraph-rsid="0025550d"/>
    </style:style>
    <style:style style:name="P23" style:family="paragraph" style:parent-style-name="Preformatted_20_Text" style:list-style-name="L4">
      <style:paragraph-properties fo:text-align="justify" style:justify-single-word="false"/>
    </style:style>
    <style:style style:name="P24" style:family="paragraph" style:parent-style-name="Preformatted_20_Text" style:list-style-name="L4">
      <style:paragraph-properties fo:margin-top="0in" fo:margin-bottom="0in" style:contextual-spacing="false" fo:orphans="2" fo:widows="2" fo:padding="0.0193in" fo:border="0.06pt solid #000000"/>
    </style:style>
    <style:style style:name="P25" style:family="paragraph" style:parent-style-name="Preformatted_20_Text" style:list-style-name="L4">
      <style:paragraph-properties fo:margin-top="0in" fo:margin-bottom="0in" style:contextual-spacing="false" fo:orphans="2" fo:widows="2" fo:padding="0.0193in" fo:border="0.06pt solid #000000"/>
      <style:text-properties fo:color="#ffffff" loext:opacity="100%" style:font-name="C059" fo:font-size="12pt" style:font-size-asian="10pt" style:font-size-complex="10pt"/>
    </style:style>
    <style:style style:name="P26" style:family="paragraph" style:parent-style-name="Preformatted_20_Text" style:list-style-name="L4">
      <style:paragraph-properties fo:margin-top="0in" fo:margin-bottom="0in" style:contextual-spacing="false" fo:orphans="2" fo:widows="2" fo:padding="0.0193in" fo:border="0.06pt solid #000000"/>
      <style:text-properties fo:color="#999999" loext:opacity="100%" style:font-name="C059" fo:font-size="12pt" style:font-size-asian="10pt" style:font-size-complex="10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Open Sans SemiBold" fo:font-size="18pt" style:text-underline-style="none" fo:font-weight="bold" officeooo:rsid="002094d3" officeooo:paragraph-rsid="002094d3" style:font-size-asian="21pt" style:font-weight-asian="bold" style:font-size-complex="24pt" style:font-weight-complex="bold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Open Sans SemiBold" fo:font-size="14pt" style:text-underline-style="none" officeooo:rsid="00257fa5" officeooo:paragraph-rsid="00257fa5" style:font-size-asian="21pt" style:font-size-complex="24pt"/>
    </style:style>
    <style:style style:name="P29" style:family="paragraph" style:parent-style-name="Standard" style:list-style-name="L1">
      <style:paragraph-properties fo:text-align="justify" style:justify-single-word="false"/>
      <style:text-properties fo:color="#ff8000" loext:opacity="100%" style:font-name="Open Sans SemiBold" fo:font-size="18pt" style:text-underline-style="none" fo:font-weight="bold" officeooo:rsid="002094d3" officeooo:paragraph-rsid="002094d3" style:font-size-asian="21pt" style:font-weight-asian="bold" style:font-size-complex="24pt" style:font-weight-complex="bold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style:font-name="Open Sans SemiBold" fo:font-weight="bold" style:font-weight-asian="bold" style:font-weight-complex="bold"/>
    </style:style>
    <style:style style:name="T3" style:family="text">
      <style:text-properties fo:color="#bbbbbb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25550d"/>
    </style:style>
    <style:style style:name="T6" style:family="text">
      <style:text-properties fo:color="#2a6099" loext:opacity="100%" fo:font-size="14pt"/>
    </style:style>
    <style:style style:name="T7" style:family="text">
      <style:text-properties fo:color="#2a6099" loext:opacity="100%" fo:font-size="14pt" officeooo:rsid="00280f1e"/>
    </style:style>
    <style:style style:name="T8" style:family="text">
      <style:text-properties fo:color="#ffbf00" loext:opacity="100%"/>
    </style:style>
    <style:style style:name="T9" style:family="text">
      <style:text-properties fo:color="#ffbf00" loext:opacity="100%" officeooo:rsid="0025550d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officeooo:rsid="0025550d"/>
    </style:style>
    <style:style style:name="T12" style:family="text">
      <style:text-properties fo:color="#ff0000" loext:opacity="100%"/>
    </style:style>
    <style:style style:name="T13" style:family="text">
      <style:text-properties fo:color="#ff6d6d" loext:opacity="100%" fo:font-size="14pt"/>
    </style:style>
    <style:style style:name="T14" style:family="text">
      <style:text-properties officeooo:rsid="00280f1e"/>
    </style:style>
    <style:style style:name="T15" style:family="text">
      <style:text-properties officeooo:rsid="002a2ce7"/>
    </style:style>
    <style:style style:name="T16" style:family="text">
      <style:text-properties fo:font-variant="normal" fo:text-transform="none" fo:color="#2a6099" loext:opacity="100%" style:font-name="C059" fo:font-size="11.75pt" fo:letter-spacing="normal" fo:font-style="normal" fo:font-weight="normal" style:font-size-asian="10pt" style:font-size-complex="10pt" loext:padding="0in" loext:border="none"/>
    </style:style>
    <style:style style:name="T17" style:family="text">
      <style:text-properties fo:font-variant="normal" fo:text-transform="none" fo:color="#ffffff" loext:opacity="100%" style:font-name="C059" fo:font-size="11.75pt" fo:letter-spacing="normal" fo:font-style="normal" fo:font-weight="normal" style:font-size-asian="10pt" style:font-size-complex="10pt" loext:padding="0in" loext:border="none"/>
    </style:style>
    <style:style style:name="T18" style:family="text">
      <style:text-properties fo:font-variant="normal" fo:text-transform="none" fo:color="#999999" loext:opacity="100%" style:font-name="C059" fo:font-size="11.75pt" fo:letter-spacing="normal" fo:font-style="normal" fo:font-weight="normal" style:font-size-asian="10pt" style:font-size-complex="10pt" loext:padding="0in" loext:border="none"/>
    </style:style>
    <style:style style:name="T19" style:family="text">
      <style:text-properties fo:font-variant="normal" fo:text-transform="none" fo:color="#ff0000" loext:opacity="100%" style:font-name="C059" fo:font-size="11.75pt" fo:letter-spacing="normal" fo:font-style="normal" fo:font-weight="normal" style:font-size-asian="10pt" style:font-size-complex="10pt" loext:padding="0in" loext:border="none"/>
    </style:style>
    <style:style style:name="T20" style:family="text">
      <style:text-properties fo:font-variant="normal" fo:text-transform="none" fo:color="#00a933" loext:opacity="100%" style:font-name="C059" fo:font-size="11.75pt" fo:letter-spacing="normal" fo:font-style="normal" fo:font-weight="normal" style:font-size-asian="10pt" style:font-size-complex="10pt" loext:padding="0in" loext:border="none"/>
    </style:style>
    <style:style style:name="T21" style:family="text">
      <style:text-properties fo:color="#6b5e9b" loext:opacity="100%"/>
    </style:style>
    <style:style style:name="T22" style:family="text">
      <style:text-properties fo:font-size="14pt"/>
    </style:style>
    <style:style style:name="T23" style:family="text">
      <style:text-properties fo:font-size="14pt" officeooo:rsid="00280f1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00000" draw:fill="solid" draw:fill-color="#000000" fo:padding="0in" fo:border="0.06pt solid #ffffff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00000" draw:fill="solid" draw:fill-color="#000000" fo:padding="0in" fo:border="1.11pt solid #ffffff" draw:wrap-influence-on-position="once-concurrent" loext:allow-overlap="tru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../index.odt" text:style-name="Internet_20_link" text:visited-style-name="Visited_20_Internet_20_Link"><text:bookmark-start text:name="Top"/><text:span text:style-name="T10">Javascript internal working</text:span></text:a><text:bookmark-end text:name="Top"/></text:p>
      <text:p text:style-name="P1"/>
      <text:p text:style-name="P3">Any javascript code goes through these 4 phases:</text:p>
      <text:p text:style-name="P3"/>
      <text:list text:style-name="L1">
        <text:list-item>
          <text:p text:style-name="P27"><text:a xlink:type="simple" xlink:href="#Parsing_Phase" text:style-name="Internet_20_link" text:visited-style-name="Visited_20_Internet_20_Link"><text:span text:style-name="T1">Parsing</text:span></text:a></text:p>
        </text:list-item>
        <text:list-item>
          <text:p text:style-name="P27"><text:a xlink:type="simple" xlink:href="#Compilation_Phase" text:style-name="Internet_20_link" text:visited-style-name="Visited_20_Internet_20_Link"><text:span text:style-name="T12">Compilation / Optimization</text:span></text:a></text:p>
        </text:list-item>
        <text:list-item>
          <text:p text:style-name="P27"><text:a xlink:type="simple" xlink:href="#Execution_Phase" text:style-name="Internet_20_link" text:visited-style-name="Visited_20_Internet_20_Link"><text:span text:style-name="T4">Execution</text:span></text:a></text:p>
          <text:list>
            <text:list-item>
              <text:p text:style-name="P29"><text:a xlink:type="simple" xlink:href="#Garbage_Collection" text:style-name="Internet_20_link" text:visited-style-name="Visited_20_Internet_20_Link"><text:span text:style-name="T8">Garbage collection</text:span></text:a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9"><text:a xlink:type="simple" xlink:href="#Top" text:style-name="Internet_20_link" text:visited-style-name="Visited_20_Internet_20_Link"><text:bookmark-start text:name="Parsing_Phase"/><text:soft-page-break/><text:span text:style-name="T2">Parsing Phase</text:span></text:a><text:bookmark-end text:name="Parsing_Phase"/></text:p>
      <text:p text:style-name="P16"/>
      <text:p text:style-name="P4">In parsing phase, and AST ( Abstract Syntax Tree ) of the whole javascript program is created by the javascript engine. All the identifiers, operators, functions, block and inline statements are parsed into a tree like format.</text:p>
      <text:p text:style-name="P17"/>
      <text:p text:style-name="P17">Example: </text:p>
      <text:p text:style-name="P20"><draw:frame draw:style-name="fr2" draw:name="Frame1" text:anchor-type="paragraph" svg:x="-0.002in" svg:y="0.2201in" svg:width="6.9291in" draw:z-index="0"><draw:text-box fo:min-height="1.4874in"><text:list text:style-name="L2"><text:list-item><text:p text:style-name="P21"><text:span text:style-name="T5">function</text:span><text:span text:style-name="T11"> </text:span><text:span text:style-name="T9">addNumbers</text:span><text:span text:style-name="T11">(a, b) {</text:span></text:p></text:list-item><text:list-item><text:p text:style-name="P22"><text:span text:style-name="T4">let</text:span> sum = a + b;</text:p></text:list-item><text:list-item><text:p text:style-name="P22">return sum;<text:span text:style-name="T3"/></text:p></text:list-item><text:list-item><text:p text:style-name="P22">}<text:span text:style-name="T3"/></text:p></text:list-item><text:list-item><text:p text:style-name="P22"/></text:list-item><text:list-item><text:p text:style-name="P22"><text:span text:style-name="T4">let</text:span> result = <text:span text:style-name="T8">addNumbers</text:span>(3, 4);</text:p></text:list-item><text:list-item><text:p text:style-name="P22"><text:span text:style-name="T8">console</text:span>.log(result);</text:p></text:list-item></text:list></draw:text-box></draw:frame>The AST for the above code will be as follows: </text:p>
      <text:p text:style-name="P16"><draw:frame draw:style-name="fr1" draw:name="Frame2" text:anchor-type="paragraph" svg:x="0.0083in" svg:y="0.1016in" svg:width="7.0063in" draw:z-index="1"><draw:text-box fo:min-height="4.1902in"><text:p text:style-name="P18">Program</text:p><text:p text:style-name="P18">├── FunctionDeclaration (addNumbers)</text:p><text:p text:style-name="P18">│ <text:s text:c="2"/>├── Identifier (a)</text:p><text:p text:style-name="P18">│ <text:s text:c="2"/>├── Identifier (b)</text:p><text:p text:style-name="P18">│ <text:s text:c="2"/>└── BlockStatement</text:p><text:p text:style-name="P18">│ <text:s text:c="6"/>├── VariableDeclaration (sum)</text:p><text:p text:style-name="P18">│ <text:s text:c="6"/>│ <text:s text:c="2"/>├── Identifier (sum)</text:p><text:p text:style-name="P18">│ <text:s text:c="6"/>│ <text:s text:c="2"/>└── BinaryExpression (+)</text:p><text:p text:style-name="P18">│ <text:s text:c="6"/>│ <text:s text:c="6"/>├── Identifier (a)</text:p><text:p text:style-name="P18">│ <text:s text:c="6"/>│ <text:s text:c="6"/>└── Identifier (b)</text:p><text:p text:style-name="P18">│ <text:s text:c="6"/>└── ReturnStatement</text:p><text:p text:style-name="P18">│ <text:s text:c="10"/>└── Identifier (sum)</text:p><text:p text:style-name="P18">├── VariableDeclaration (result)</text:p><text:p text:style-name="P18">│ <text:s text:c="2"/>├── Identifier (result)</text:p><text:p text:style-name="P18">│ <text:s text:c="2"/>└── CallExpression (addNumbers)</text:p><text:p text:style-name="P18">│ <text:s text:c="6"/>├── NumericLiteral (3)</text:p><text:p text:style-name="P18">│ <text:s text:c="6"/>└── NumericLiteral (4)</text:p><text:p text:style-name="P18">└── ExpressionStatement</text:p><text:p text:style-name="P18"><text:s text:c="4"/>└── CallExpression (console.log)</text:p><text:p text:style-name="P18"><text:s text:c="8"/>└── Identifier (result)</text:p></draw:text-box></draw:frame></text:p>
      <text:p text:style-name="P9"><text:a xlink:type="simple" xlink:href="#Top" text:style-name="Internet_20_link" text:visited-style-name="Visited_20_Internet_20_Link"><text:bookmark-start text:name="Compilation_Phase"/><text:soft-page-break/><text:span text:style-name="T12">Compilation/ Optimization Phase</text:span></text:a><text:bookmark-end text:name="Compilation_Phase"/></text:p>
      <text:p text:style-name="P2"/>
      <text:p text:style-name="P7">In this phase, the Javascript engine uses it’s Just In Time Compiler ( JIT ), to compile the AST into bytecode. Bytecode is an intermediate stage of code which can be executed in a runtime envoirement like browser engine or server sided JS enviroments like NodeJS.</text:p>
      <text:p text:style-name="P7"/>
      <text:p text:style-name="P12"><text:span text:style-name="T22">Variables created using </text:span><text:span text:style-name="T6">var</text:span><text:span text:style-name="T22"> are also </text:span><text:a xlink:type="simple" xlink:href="../generic/hoisting.odt" text:style-name="Internet_20_link" text:visited-style-name="Visited_20_Internet_20_Link"><text:span text:style-name="T13">hoisted</text:span></text:a><text:span text:style-name="T22"> to global scope. Thus they are accessible before declaration, however their value is undefined. </text:span><text:span text:style-name="T7">Let</text:span><text:span text:style-name="T23"> and </text:span><text:span text:style-name="T7">const</text:span><text:span text:style-name="T23"> variables’ memory is also allocated.</text:span></text:p>
      <text:p text:style-name="P8">However, until their declaration is reached, they are in a <text:bookmark-start text:name="TDZ"/><text:a xlink:type="simple" xlink:href="../generic/temporal_dead_zone.odt" text:style-name="Internet_20_link" text:visited-style-name="Visited_20_Internet_20_Link"><text:span text:style-name="T21">Temporal Dead Zone (TDZ)</text:span></text:a><text:bookmark-end text:name="TDZ"/>.</text:p>
      <text:p text:style-name="P7"/>
      <text:p text:style-name="P7">Optimization of code also occurs in this same phase. Optimization includes inlining functions, removing dead/unreachable code and identifies code which is being executed repeatedly ( hot code ).</text:p>
      <text:p text:style-name="P7"/>
      <text:p text:style-name="P7">The last one ( i.e. <text:s/>Identifying hot code ), <text:s/>JIT compiler does a variety of things to that kind of code. Some of them are:</text:p>
      <text:p text:style-name="P7"/>
      <text:list text:style-name="L3">
        <text:list-item>
          <text:p text:style-name="P28"><text:span text:style-name="T1">Variables</text:span> - Trying to use registers for memory allocation for variables of that code</text:p>
        </text:list-item>
        <text:list-item>
          <text:p text:style-name="P28"><text:span text:style-name="T8">Functions</text:span> - Inlining function/method calls by replacing function calls directly with the function code.</text:p>
        </text:list-item>
        <text:list-item>
          <text:p text:style-name="P28"><text:span text:style-name="T12">Loops</text:span> – Replacing iterating statements which run a fixed number of times ( such as loops ) with manual code that number of times.</text:p>
        </text:list-item>
      </text:list>
      <text:p text:style-name="P7"/>
      <text:p text:style-name="P7"/>
      <text:p text:style-name="P7"/>
      <text:p text:style-name="P7"/>
      <text:p text:style-name="P7"/>
      <text:p text:style-name="P11"/>
      <text:p text:style-name="P10"><text:a xlink:type="simple" xlink:href="#Top" text:style-name="Internet_20_link" text:visited-style-name="Visited_20_Internet_20_Link"><text:bookmark-start text:name="Execution_Phase"/><text:soft-page-break/><text:span text:style-name="T4">Execution Phase (In some runtime enviroment)</text:span></text:a><text:bookmark-end text:name="Execution_Phase"/></text:p>
      <text:p text:style-name="P5"/>
      <text:p text:style-name="P13">In this phase, code is executed <text:span text:style-name="T14">in some runtime enviroment. <text:s/></text:span><text:span text:style-name="T15">As for functions, stack is used to properly execute the function calls and their return values. </text:span></text:p>
      <text:p text:style-name="P13"/>
      <text:p text:style-name="P14"><text:a xlink:type="simple" xlink:href="#Top" text:style-name="Internet_20_link" text:visited-style-name="Visited_20_Internet_20_Link"><text:bookmark-start text:name="Garbage_Collection"/><text:span text:style-name="T8">Garbage collection</text:span></text:a><text:bookmark-end text:name="Garbage_Collection"/>, a very famous feature in most high level languages including javascript, occurs parallel to the execution. Garbage collection means automatically freeing memory occupied by unused ( unreferenced ) objects. Following code describes how garbage collectors do this job:</text:p>
      <text:p text:style-name="P6"><draw:frame draw:style-name="fr1" draw:name="Frame4" text:anchor-type="paragraph" svg:x="0.0193in" svg:y="0.198in" svg:width="6.9854in" draw:z-index="2"><draw:text-box fo:min-height="5.9402in"><text:list text:style-name="L4"><text:list-item><text:p text:style-name="P23"><text:span text:style-name="Source_20_Text"><text:span text:style-name="T16">let</text:span></text:span><text:span text:style-name="Source_20_Text"><text:span text:style-name="T17"> x = {</text:span></text:span></text:p></text:list-item><text:list-item><text:p text:style-name="P24"><text:span text:style-name="Source_20_Text"><text:span text:style-name="T19">a</text:span></text:span><text:span text:style-name="Source_20_Text"><text:span text:style-name="T17">: {</text:span></text:span></text:p></text:list-item><text:list-item><text:p text:style-name="P24"><text:span text:style-name="Source_20_Text"><text:span text:style-name="T19">b</text:span></text:span><text:span text:style-name="Source_20_Text"><text:span text:style-name="T17">: </text:span></text:span><text:span text:style-name="Source_20_Text"><text:span text:style-name="T20">2</text:span></text:span><text:span text:style-name="Source_20_Text"><text:span text:style-name="T17">,</text:span></text:span></text:p></text:list-item><text:list-item><text:p text:style-name="P24"><text:span text:style-name="Source_20_Text"><text:span text:style-name="T17">},</text:span></text:span></text:p></text:list-item><text:list-item><text:p text:style-name="P24"><text:span text:style-name="Source_20_Text"><text:span text:style-name="T17">};</text:span></text:span></text:p></text:list-item><text:list-item><text:p text:style-name="P24"><text:span text:style-name="Source_20_Text"><text:span text:style-name="T18">// 2 objects are created. One is referenced by the other as one of its properties.</text:span></text:span></text:p></text:list-item><text:list-item><text:p text:style-name="P24"><text:span text:style-name="Source_20_Text"><text:span text:style-name="T18">// The other is referenced by virtue of being assigned to the 'x' variable.</text:span></text:span></text:p></text:list-item><text:list-item><text:p text:style-name="P24"><text:span text:style-name="Source_20_Text"><text:span text:style-name="T18">// Obviously, none can be garbage-collected.</text:span></text:span></text:p></text:list-item><text:list-item><text:p text:style-name="P25"/></text:list-item><text:list-item><text:p text:style-name="P24"><text:span text:style-name="Source_20_Text"><text:span text:style-name="T16">let</text:span></text:span><text:span text:style-name="Source_20_Text"><text:span text:style-name="T17"> y = x;</text:span></text:span></text:p></text:list-item><text:list-item><text:p text:style-name="P24"><text:span text:style-name="Source_20_Text"><text:span text:style-name="T18">// The 'y' variable is the second thing that has a reference to the object.</text:span></text:span></text:p></text:list-item><text:list-item><text:p text:style-name="P25"/></text:list-item><text:list-item><text:p text:style-name="P24"><text:span text:style-name="Source_20_Text"><text:span text:style-name="T17">x = 1;</text:span></text:span></text:p></text:list-item><text:list-item><text:p text:style-name="P24"><text:span text:style-name="Source_20_Text"><text:span text:style-name="T18">// Now, the object that was originally in 'x' has a unique reference</text:span></text:span></text:p></text:list-item><text:list-item><text:p text:style-name="P24"><text:span text:style-name="Source_20_Text"><text:span text:style-name="T18">// embodied by the 'y' variable.</text:span></text:span></text:p></text:list-item><text:list-item><text:p text:style-name="P25"/></text:list-item><text:list-item><text:p text:style-name="P24"><text:span text:style-name="Source_20_Text"><text:span text:style-name="T16">let</text:span></text:span><text:span text:style-name="Source_20_Text"><text:span text:style-name="T17"> z = y.a;</text:span></text:span></text:p></text:list-item><text:list-item><text:p text:style-name="P24"><text:span text:style-name="Source_20_Text"><text:span text:style-name="T18">// Reference to 'a' property of the object.</text:span></text:span></text:p></text:list-item><text:list-item><text:p text:style-name="P24"><text:span text:style-name="Source_20_Text"><text:span text:style-name="T18">// This object now has 2 references: one as a property,</text:span></text:span></text:p></text:list-item><text:list-item><text:p text:style-name="P24"><text:span text:style-name="Source_20_Text"><text:span text:style-name="T18">// the other as the 'z' variable.</text:span></text:span></text:p></text:list-item><text:list-item><text:p text:style-name="P26"/></text:list-item><text:list-item><text:p text:style-name="P24"><text:span text:style-name="Source_20_Text"><text:span text:style-name="T17">y = </text:span></text:span><text:span text:style-name="Source_20_Text"><text:span text:style-name="T20">"mozilla"</text:span></text:span><text:span text:style-name="Source_20_Text"><text:span text:style-name="T17">;</text:span></text:span></text:p></text:list-item><text:list-item><text:p text:style-name="P24"><text:span text:style-name="Source_20_Text"><text:span text:style-name="T18">// The object that was originally in 'x' has now zero</text:span></text:span></text:p></text:list-item><text:list-item><text:p text:style-name="P24"><text:span text:style-name="Source_20_Text"><text:span text:style-name="T18">// references to it. It can be garbage-collected.</text:span></text:span></text:p></text:list-item><text:list-item><text:p text:style-name="P24"><text:span text:style-name="Source_20_Text"><text:span text:style-name="T18">// However its 'a' property is still referenced by</text:span></text:span></text:p></text:list-item><text:list-item><text:p text:style-name="P24"><text:span text:style-name="Source_20_Text"><text:span text:style-name="T18">// the 'z' variable, so it cannot be freed.</text:span></text:span></text:p></text:list-item><text:list-item><text:p text:style-name="P25"/></text:list-item><text:list-item><text:p text:style-name="P24"><text:span text:style-name="Source_20_Text"><text:span text:style-name="T17">z = </text:span></text:span><text:span text:style-name="Source_20_Text"><text:span text:style-name="T16">null</text:span></text:span><text:span text:style-name="Source_20_Text"><text:span text:style-name="T17">;</text:span></text:span></text:p></text:list-item><text:list-item><text:p text:style-name="P24"><text:span text:style-name="Source_20_Text"><text:span text:style-name="T18">// The 'a' property of the object originally in x</text:span></text:span></text:p></text:list-item><text:list-item><text:p text:style-name="P24"><text:span text:style-name="Source_20_Text"><text:span text:style-name="T18">// has zero references to it. It can be garbage collected.</text:span></text:span></text:p></text:list-item></text:list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4-09T06:45:48.852271891</meta:creation-date>
    <dc:date>2023-04-09T12:39:16.893943367</dc:date>
    <meta:editing-duration>PT5H40M48S</meta:editing-duration>
    <meta:editing-cycles>35</meta:editing-cycles>
    <meta:document-statistic meta:table-count="0" meta:image-count="0" meta:object-count="0" meta:page-count="4" meta:paragraph-count="79" meta:word-count="653" meta:character-count="3801" meta:non-whitespace-character-count="3162"/>
  </office:meta>
</office:document-meta>
</file>